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7a90c" officeooo:paragraph-rsid="001093e3"/>
    </style:style>
    <style:style style:name="P3" style:family="paragraph" style:parent-style-name="Standard">
      <style:text-properties officeooo:rsid="0008cbdf" officeooo:paragraph-rsid="0008cbdf"/>
    </style:style>
    <style:style style:name="P4" style:family="paragraph" style:parent-style-name="Standard">
      <style:text-properties officeooo:rsid="000b546c" officeooo:paragraph-rsid="000b546c"/>
    </style:style>
    <style:style style:name="P5" style:family="paragraph" style:parent-style-name="Standard">
      <style:text-properties officeooo:rsid="000c3673" officeooo:paragraph-rsid="000c3673"/>
    </style:style>
    <style:style style:name="P6" style:family="paragraph" style:parent-style-name="Standard">
      <style:text-properties officeooo:rsid="000ddc84" officeooo:paragraph-rsid="000ddc84"/>
    </style:style>
    <style:style style:name="P7" style:family="paragraph" style:parent-style-name="Standard">
      <style:text-properties officeooo:rsid="000f36e0" officeooo:paragraph-rsid="000f36e0"/>
    </style:style>
    <style:style style:name="P8" style:family="paragraph" style:parent-style-name="Standard">
      <style:text-properties officeooo:rsid="000f36e0" officeooo:paragraph-rsid="00114abf"/>
    </style:style>
    <style:style style:name="P9" style:family="paragraph" style:parent-style-name="Standard">
      <style:text-properties officeooo:rsid="001001b2" officeooo:paragraph-rsid="001001b2"/>
    </style:style>
    <style:style style:name="P1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11" style:family="paragraph" style:parent-style-name="Standard">
      <style:text-properties officeooo:rsid="001093e3"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fo:font-weight="bold" officeooo:rsid="00166082" officeooo:paragraph-rsid="00166082" style:font-weight-asian="bold" style:font-weight-complex="bold"/>
    </style:style>
    <style:style style:name="P19" style:family="paragraph" style:parent-style-name="Standard">
      <style:text-properties officeooo:rsid="0011a5af" officeooo:paragraph-rsid="0011a5af"/>
    </style:style>
    <style:style style:name="P20" style:family="paragraph" style:parent-style-name="Standard">
      <style:text-properties officeooo:rsid="0011de5b" officeooo:paragraph-rsid="0011de5b"/>
    </style:style>
    <style:style style:name="P21" style:family="paragraph" style:parent-style-name="Standard">
      <style:text-properties officeooo:rsid="0013b161" officeooo:paragraph-rsid="0013b161"/>
    </style:style>
    <style:style style:name="P22" style:family="paragraph" style:parent-style-name="Standard">
      <style:text-properties fo:color="#ffffff" loext:opacity="100%" style:font-name="Droid Sans Mono" fo:font-size="10.5pt" fo:font-weight="normal" officeooo:paragraph-rsid="0013b161" fo:background-color="#000000"/>
    </style:style>
    <style:style style:name="P23" style:family="paragraph" style:parent-style-name="Standard">
      <style:paragraph-properties style:line-height-at-least="0.198in"/>
      <style:text-properties fo:color="#ffffff" loext:opacity="100%" style:font-name="Droid Sans Mono" fo:font-size="10.5pt" fo:font-weight="normal" fo:background-color="#000000"/>
    </style:style>
    <style:style style:name="P24" style:family="paragraph" style:parent-style-name="Standard">
      <style:paragraph-properties fo:margin-top="0in" fo:margin-bottom="0.1965in" style:contextual-spacing="false" style:line-height-at-least="0.198in"/>
      <style:text-properties fo:color="#ffffff" loext:opacity="100%" style:font-name="Droid Sans Mono" fo:font-size="10.5pt" fo:font-weight="normal" fo:background-color="#000000"/>
    </style:style>
    <style:style style:name="P25" style:family="paragraph" style:parent-style-name="Standard">
      <style:text-properties fo:color="#ffffff" loext:opacity="100%" style:font-name="Droid Sans Mono" fo:font-size="10.5pt" fo:font-weight="normal" officeooo:rsid="001a7647" officeooo:paragraph-rsid="001a7647" fo:background-color="#000000"/>
    </style:style>
    <style:style style:name="P26" style:family="paragraph" style:parent-style-name="Standard">
      <style:text-properties officeooo:paragraph-rsid="0013b161"/>
    </style:style>
    <style:style style:name="P27" style:family="paragraph" style:parent-style-name="Standard">
      <style:text-properties officeooo:rsid="00166082" officeooo:paragraph-rsid="00166082"/>
    </style:style>
    <style:style style:name="P28" style:family="paragraph" style:parent-style-name="Standard">
      <style:text-properties officeooo:rsid="001a7647" officeooo:paragraph-rsid="001a7647"/>
    </style:style>
    <style:style style:name="P29" style:family="paragraph" style:parent-style-name="Standard">
      <style:paragraph-properties style:line-height-at-least="0.198in"/>
    </style:style>
    <style:style style:name="P30" style:family="paragraph" style:parent-style-name="Standard">
      <style:paragraph-properties style:line-height-at-least="0.198in"/>
      <style:text-properties fo:color="#7ca668" loext:opacity="100%" style:font-name="Droid Sans Mono" fo:font-size="10.5pt" fo:font-weight="normal" fo:background-color="#000000"/>
    </style:style>
    <style:style style:name="P31" style:family="paragraph" style:parent-style-name="Standard">
      <style:text-properties fo:color="#7ca668" loext:opacity="100%" style:font-name="Droid Sans Mono" fo:font-size="10.5pt" fo:font-weight="normal" officeooo:rsid="001a7647" officeooo:paragraph-rsid="001a7647" fo:background-color="#000000"/>
    </style:style>
    <style:style style:name="P32" style:family="paragraph" style:parent-style-name="Standard">
      <style:text-properties officeooo:rsid="001c3464" officeooo:paragraph-rsid="001c3464"/>
    </style:style>
    <style:style style:name="P33" style:family="paragraph" style:parent-style-name="Standard">
      <style:text-properties officeooo:rsid="001ea195" officeooo:paragraph-rsid="001ea195"/>
    </style:style>
    <style:style style:name="P34" style:family="paragraph" style:parent-style-name="Standard">
      <style:text-properties fo:font-weight="bold" officeooo:rsid="001ea195" officeooo:paragraph-rsid="001ea195" style:font-weight-asian="bold" style:font-weight-complex="bold"/>
    </style:style>
    <style:style style:name="T1" style:family="text">
      <style:text-properties officeooo:rsid="000ddc84"/>
    </style:style>
    <style:style style:name="T2" style:family="text">
      <style:text-properties officeooo:rsid="00114abf"/>
    </style:style>
    <style:style style:name="T3" style:family="text">
      <style:text-properties fo:font-variant="normal" fo:text-transform="none" style:font-name="inherit" fo:font-size="9.75pt" fo:font-style="normal" fo:font-weight="normal" fo:background-color="transparent" loext:char-shading-value="0" loext:padding="0in" loext:border="none"/>
    </style:style>
    <style:style style:name="T4" style:family="text">
      <style:text-properties fo:font-variant="normal" fo:text-transform="none" style:font-name="inherit" fo:font-style="normal" fo:font-weight="normal" fo:background-color="transparent" loext:char-shading-value="0" loext:padding="0in" loext:border="none"/>
    </style:style>
    <style:style style:name="T5" style:family="text">
      <style:text-properties fo:font-variant="normal" fo:text-transform="none" fo:background-color="transparent" loext:char-shading-value="0" loext:padding="0in" loext:border="none"/>
    </style:style>
    <style:style style:name="T6" style:family="text">
      <style:text-properties fo:font-weight="bold" style:font-weight-asian="bold" style:font-weight-complex="bold"/>
    </style:style>
    <style:style style:name="T7" style:family="text">
      <style:text-properties officeooo:rsid="0013b161"/>
    </style:style>
    <style:style style:name="T8" style:family="text">
      <style:text-properties fo:color="#d4d4d4" loext:opacity="100%"/>
    </style:style>
    <style:style style:name="T9" style:family="text">
      <style:text-properties fo:color="#d4d4d4" loext:opacity="100%" style:font-name="Droid Sans Mono" fo:font-size="10.5pt" fo:font-weight="normal" fo:background-color="#000000" loext:char-shading-value="0"/>
    </style:style>
    <style:style style:name="T10" style:family="text">
      <style:text-properties fo:color="#ffffff" loext:opacity="100%" style:font-name="Droid Sans Mono" fo:font-size="10.5pt" fo:font-weight="normal" fo:background-color="#000000" loext:char-shading-value="0"/>
    </style:style>
    <style:style style:name="T11" style:family="text">
      <style:text-properties fo:color="#b5cea8" loext:opacity="100%"/>
    </style:style>
    <style:style style:name="T12" style:family="text">
      <style:text-properties fo:color="#b5cea8" loext:opacity="100%" style:font-name="Droid Sans Mono" fo:font-size="10.5pt" fo:font-weight="normal" fo:background-color="#000000" loext:char-shading-value="0"/>
    </style:style>
    <style:style style:name="T13" style:family="text">
      <style:text-properties officeooo:rsid="00166082"/>
    </style:style>
    <style:style style:name="T14" style:family="text">
      <style:text-properties officeooo:rsid="0019704b"/>
    </style:style>
    <style:style style:name="T15" style:family="text">
      <style:text-properties fo:color="#808080" loext:opacity="100%"/>
    </style:style>
    <style:style style:name="T16" style:family="text">
      <style:text-properties fo:color="#569cd6" loext:opacity="100%"/>
    </style:style>
    <style:style style:name="T17" style:family="text">
      <style:text-properties fo:color="#9cdcfe" loext:opacity="100%"/>
    </style:style>
    <style:style style:name="T18" style:family="text">
      <style:text-properties fo:color="#ce9178" loext:opacity="100%"/>
    </style:style>
    <style:style style:name="T19" style:family="text">
      <style:text-properties fo:color="#d7ba7d" loext:opacity="100%"/>
    </style:style>
    <style:style style:name="T20" style:family="text">
      <style:text-properties fo:color="#dcdcaa" loext:opacity="100%"/>
    </style:style>
    <style:style style:name="T21" style:family="text">
      <style:text-properties fo:color="#f44747" loext:opacity="100%"/>
    </style:style>
    <style:style style:name="T2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1/23 </text:p>
      <text:p text:style-name="P2"/>
      <text:p text:style-name="P2">IP ADDRESS TRACKER Journey Content:</text:p>
      <text:p text:style-name="P1"/>
      <text:p text:style-name="P3">Starting out, my first thing to get this done would be plan out how I will get this project finished. </text:p>
      <text:p text:style-name="P3">I first want to start off by structuring the HTML file. </text:p>
      <text:p text:style-name="P3">I noticed first off that there is a blue box, with the word title IP Address Tracker, and under that is an input box, under that box is a collection of 4 cards that has the ip address, location, time zone, and ISP, and under that is a map. </text:p>
      <text:p text:style-name="P3"/>
      <text:p text:style-name="P3">I have never worked with linking API’s up to websites , so that will be a cool thing to learn. I need an IP Address tracker API and also a MAP API. , the style of this page seems pretty simple but well see. </text:p>
      <text:p text:style-name="P3"/>
      <text:p text:style-name="P4">ADD FORM – I added the form with the help of W3 schools. It is not perfect but it will do for right now. My first obstacle is trying to find out how to make the form hover over the header image. </text:p>
      <text:p text:style-name="P4"/>
      <text:p text:style-name="P5">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5"/>
      <text:p text:style-name="P14">Problem: Center form over image</text:p>
      <text:p text:style-name="P6"/>
      <text:p text:style-name="P8"><text:span text:style-name="T6">Problem: Center a heading over an image</text:span> </text:p>
      <text:p text:style-name="P8"/>
      <text:p text:style-name="P8">I had to end up getting rid of the label that was originally over the form and I inserted an heading, </text:p>
      <text:p text:style-name="P7"/>
      <text:p text:style-name="P7">- <text:s/><text:a xlink:type="simple" xlink:href="https://blog.hubspot.com/website/center-text-in-css" text:style-name="Internet_20_link" text:visited-style-name="Visited_20_Internet_20_Link">https://blog.hubspot.com/website/center-text-in-css</text:a></text:p>
      <text:p text:style-name="P7"/>
      <text:p text:style-name="P15">Problem: Put submit button to the side of the form</text:p>
      <text:p text:style-name="P9"/>
      <text:p text:style-name="P9">-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9"/>
      <text:p text:style-name="P11">1/12/23 - <text:a xlink:type="simple" xlink:href="http://jsfiddle.net/rohitazad/e94q3/12/" text:style-name="Internet_20_link" text:visited-style-name="Visited_20_Internet_20_Link">http://jsfiddle.net/rohitazad/e94q3/12/</text:a></text:p>
      <text:p text:style-name="P11"/>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2">- </text:span><text:span text:style-name="Source_20_Text"><text:span text:style-name="T3">input[type=submit]</text:span></text:span><text:span text:style-name="Source_20_Text"><text:span text:style-name="T4"> {</text:span></text:span></text:p>
      <text:p text:style-name="P10"><text:span text:style-name="Source_20_Text"><text:span text:style-name="T5"><text:s text:c="4"/></text:span></text:span><text:span text:style-name="Source_20_Text"><text:span text:style-name="T3">width</text:span></text:span><text:span text:style-name="Source_20_Text"><text:span text:style-name="T4">: </text:span></text:span><text:span text:style-name="Source_20_Text"><text:span text:style-name="T3">20em</text:span></text:span><text:span text:style-name="Source_20_Text"><text:span text:style-name="T4">; <text:s/></text:span></text:span><text:span text:style-name="Source_20_Text"><text:span text:style-name="T3">height</text:span></text:span><text:span text:style-name="Source_20_Text"><text:span text:style-name="T4">: </text:span></text:span><text:span text:style-name="Source_20_Text"><text:span text:style-name="T3">2em</text:span></text:span><text:span text:style-name="Source_20_Text"><text:span text:style-name="T4">;</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19"/>
      <text:p text:style-name="P19">- <text:a xlink:type="simple" xlink:href="https://www.geeksforgeeks.org/how-to-set-the-svg-background-color/" text:style-name="Internet_20_link" text:visited-style-name="Visited_20_Internet_20_Link">https://www.geeksforgeeks.org/how-to-set-the-svg-background-color/</text:a></text:p>
      <text:p text:style-name="P19"><text:soft-page-break/>- <text:a xlink:type="simple" xlink:href="https://www.w3schools.com/cssref/pr_background-image.php" text:style-name="Internet_20_link" text:visited-style-name="Visited_20_Internet_20_Link">https://www.w3schools.com/cssref/pr_background-image.php</text:a></text:p>
      <text:p text:style-name="P20">(this made the background black, but now I need to figure out how to make it round and line up with the text box)</text:p>
      <text:p text:style-name="P20"/>
      <text:p text:style-name="P21">Create rounded image - <text:a xlink:type="simple" xlink:href="https://www.w3schools.com/howto/howto_css_rounded_images.asp" text:style-name="Internet_20_link" text:visited-style-name="Visited_20_Internet_20_Link">https://www.w3schools.com/howto/howto_css_rounded_images.asp</text:a></text:p>
      <text:p text:style-name="P21"/>
      <text:p text:style-name="P26"><text:span text:style-name="T7">- </text:span><text:span text:style-name="T9">border-radius</text:span><text:span text:style-name="T10">: </text:span><text:span text:style-name="T12">0</text:span><text:span text:style-name="T10"> </text:span><text:span text:style-name="T12">50px</text:span><text:span text:style-name="T10"> </text:span><text:span text:style-name="T12">50px</text:span><text:span text:style-name="T10"> </text:span><text:span text:style-name="T12">0</text:span><text:span text:style-name="T10">;</text:span></text:p>
      <text:p text:style-name="P22"/>
      <text:p text:style-name="P27"/>
      <text:p text:style-name="P28">1/13/23</text:p>
      <text:p text:style-name="P27"/>
      <text:p text:style-name="P27"/>
      <text:p text:style-name="P18">Problem: Make submit button the same height as the text box</text:p>
      <text:p text:style-name="P22"/>
      <text:p text:style-name="P21">- <text:a xlink:type="simple" xlink:href="https://iplocation.com/" text:style-name="Internet_20_link" text:visited-style-name="Visited_20_Internet_20_Link">https://iplocation.com/</text:a> <text:s/><text:span text:style-name="T13">(copied code from this website)</text:span></text:p>
      <text:p text:style-name="P21"/>
      <text:p text:style-name="P21">- <text:a xlink:type="simple" xlink:href="https://codepen.io/snowdenfam/pen/MWBoBdE" text:style-name="Internet_20_link" text:visited-style-name="Visited_20_Internet_20_Link">https://codepen.io/snowdenfam/pen/MWBoBdE</text:a> <text:span text:style-name="T14">(deconstructed above website and got rid of everything but the text box and the submit button to study how they created those, takes a lot of time or at least right now it does)</text:span></text:p>
      <text:p text:style-name="P21"/>
      <text:p text:style-name="P28">1/14/23</text:p>
      <text:p text:style-name="P28"/>
      <text:p text:style-name="P28">I used the above website to basically just copy and paste the text box and submit button to my website. I learned a ton from deconstructing a website. I ended up finding out that the submit button is inside of a span tag. Which leads me to my next problem</text:p>
      <text:p text:style-name="P28"/>
      <text:p text:style-name="P28">HTML</text:p>
      <text:p text:style-name="P28"/>
      <text:p text:style-name="P25"><text:span text:style-name="T15">&lt;</text:span><text:span text:style-name="T16">div</text:span> <text:span text:style-name="T17">class</text:span>=<text:span text:style-name="T18">"bg-img"</text:span><text:span text:style-name="T15">&gt;</text:span></text:p>
      <text:p text:style-name="P23"><text:span text:style-name="T15">&lt;</text:span><text:span text:style-name="T16">h1</text:span><text:span text:style-name="T15">&gt;</text:span>IP Address Tracker<text:span text:style-name="T15">&lt;/</text:span><text:span text:style-name="T16">h1</text:span><text:span text:style-name="T15">&gt;</text:span></text:p>
      <text:p text:style-name="P29"/>
      <text:p text:style-name="P23"><text:span text:style-name="T15">&lt;</text:span><text:span text:style-name="T16">input</text:span> <text:span text:style-name="T17">name</text:span>=<text:span text:style-name="T18">"ip"</text:span> <text:span text:style-name="T17">class</text:span>=<text:span text:style-name="T18">"input-round"</text:span> <text:span text:style-name="T17">required</text:span>=<text:span text:style-name="T18">"required"</text:span> <text:span text:style-name="T17">value</text:span>=<text:span text:style-name="T18">"107.133.201.35"</text:span><text:span text:style-name="T15">&gt;</text:span></text:p>
      <text:p text:style-name="P23"><text:span text:style-name="T15">&lt;</text:span><text:span text:style-name="T16">button</text:span> <text:span text:style-name="T17">class</text:span>=<text:span text:style-name="T18">"btn btn-medium btn--green"</text:span><text:span text:style-name="T15">&gt;</text:span></text:p>
      <text:p text:style-name="P23"><text:span text:style-name="T15">&lt;</text:span><text:span text:style-name="T16">span</text:span> <text:span text:style-name="T17">class</text:span>=<text:span text:style-name="T18">"text"</text:span><text:span text:style-name="T15">&gt;</text:span>Find<text:span text:style-name="T15">&lt;/</text:span><text:span text:style-name="T16">span</text:span><text:span text:style-name="T15">&gt;</text:span></text:p>
      <text:p text:style-name="P23"><text:span text:style-name="T15">&lt;/</text:span><text:span text:style-name="T16">button</text:span><text:span text:style-name="T15">&gt;</text:span></text:p>
      <text:p text:style-name="P23"><text:span text:style-name="T15">&lt;/</text:span><text:span text:style-name="T16">div</text:span><text:span text:style-name="T15">&gt;</text:span></text:p>
      <text:p text:style-name="P28"/>
      <text:p text:style-name="P28">CSS</text:p>
      <text:p text:style-name="P31">/* reset */</text:p>
      <text:p text:style-name="P29"/>
      <text:p text:style-name="P23"><text:span text:style-name="T16">*</text:span>, <text:span text:style-name="T16">*</text:span><text:span text:style-name="T19">:before</text:span>, <text:span text:style-name="T16">*</text:span><text:span text:style-name="T19">:after</text:span> {<text:span text:style-name="T8">-webkit-box-sizing</text:span>: <text:span text:style-name="T18">border-box</text:span>;}</text:p>
      <text:p text:style-name="P29"/>
      <text:p text:style-name="P30">/* Buttons */</text:p>
      <text:p text:style-name="P29"/>
      <text:p text:style-name="P23"><text:span text:style-name="T19">.btn--green</text:span> {</text:p>
      <text:p text:style-name="P23"><text:span text:style-name="T8">background-color</text:span>: <text:span text:style-name="T18">#3cb879</text:span>;</text:p>
      <text:p text:style-name="P23">}</text:p>
      <text:p text:style-name="P29"/>
      <text:p text:style-name="P23"><text:span text:style-name="T19">.btn--green.btn-hover-shadow:active</text:span> {</text:p>
      <text:p text:style-name="P23"><text:soft-page-break/><text:span text:style-name="T8">box-shadow</text:span>: <text:span text:style-name="T11">0px</text:span> <text:span text:style-name="T11">-4px</text:span> <text:span text:style-name="T11">7px</text:span> <text:span text:style-name="T11">0</text:span> <text:span text:style-name="T20">rgba</text:span>(<text:span text:style-name="T11">0</text:span>, <text:span text:style-name="T11">0</text:span>, <text:span text:style-name="T11">0</text:span>, <text:span text:style-name="T11">0.2</text:span>) <text:span text:style-name="T18">inset</text:span>;</text:p>
      <text:p text:style-name="P23">}</text:p>
      <text:p text:style-name="P23"><text:span text:style-name="T19">.btn-medium</text:span> {</text:p>
      <text:p text:style-name="P23"><text:span text:style-name="T8">padding</text:span>: <text:span text:style-name="T11">12px</text:span> <text:span text:style-name="T11">20px</text:span> <text:span text:style-name="T11">13px</text:span> <text:span text:style-name="T11">20px</text:span>;</text:p>
      <text:p text:style-name="P23"><text:span text:style-name="T8">font-size</text:span>: <text:span text:style-name="T11">13px</text:span>;</text:p>
      <text:p text:style-name="P23">}</text:p>
      <text:p text:style-name="P29"/>
      <text:p text:style-name="P23"><text:span text:style-name="T19">.btn</text:span> {</text:p>
      <text:p text:style-name="P23"><text:span text:style-name="T8">border</text:span>: <text:span text:style-name="T11">1px</text:span> <text:span text:style-name="T18">solid</text:span> <text:span text:style-name="T18">transparent</text:span>;</text:p>
      <text:p text:style-name="P23"><text:span text:style-name="T8">cursor</text:span>: <text:span text:style-name="T18">pointer</text:span>;</text:p>
      <text:p text:style-name="P23"><text:span text:style-name="T8">display</text:span>: <text:span text:style-name="T18">inline-block</text:span>;</text:p>
      <text:p text:style-name="P23"><text:span text:style-name="T8">text-decoration</text:span>: <text:span text:style-name="T18">none</text:span>;</text:p>
      <text:p text:style-name="P23"><text:span text:style-name="T8">font-size</text:span>: <text:span text:style-name="T11">14px</text:span>;</text:p>
      <text:p text:style-name="P23"><text:span text:style-name="T8">font-family</text:span>: <text:span text:style-name="T18">"Varela Round"</text:span>, <text:span text:style-name="T18">Arial</text:span>, <text:span text:style-name="T18">"Helvetica Neue"</text:span>, <text:span text:style-name="T18">Helvetica</text:span>, <text:span text:style-name="T18">sans-serif</text:span>;</text:p>
      <text:p text:style-name="P23"><text:span text:style-name="T8">color</text:span>: <text:span text:style-name="T18">#fff</text:span>;</text:p>
      <text:p text:style-name="P23"><text:span text:style-name="T8">border-radius</text:span>: <text:span text:style-name="T11">0</text:span> <text:span text:style-name="T11">50px</text:span> <text:span text:style-name="T11">50px</text:span> <text:span text:style-name="T11">0</text:span>;</text:p>
      <text:p text:style-name="P23">}</text:p>
      <text:p text:style-name="P24"><text:line-break/></text:p>
      <text:p text:style-name="P30">/* Input */</text:p>
      <text:p text:style-name="P29"/>
      <text:p text:style-name="P23"><text:span text:style-name="T19">.input-round</text:span> {</text:p>
      <text:p text:style-name="P23"><text:span text:style-name="T8">border-radius</text:span>: <text:span text:style-name="T11">50px</text:span> <text:span text:style-name="T11">0</text:span> <text:span text:style-name="T11">0</text:span> <text:span text:style-name="T11">50px</text:span>;</text:p>
      <text:p text:style-name="P23"><text:span text:style-name="T8">border-width</text:span>: <text:span text:style-name="T11">1px</text:span>;</text:p>
      <text:p text:style-name="P23"><text:span text:style-name="T8">border-color</text:span>: <text:span text:style-name="T18">#ddd</text:span>;</text:p>
      <text:p text:style-name="P23"><text:span text:style-name="T8">border-style</text:span>: <text:span text:style-name="T18">solid</text:span>;</text:p>
      <text:p text:style-name="P23"><text:span text:style-name="T8">padding</text:span>: <text:span text:style-name="T11">12px</text:span> <text:span text:style-name="T11">20px</text:span> <text:span text:style-name="T11">13px</text:span> <text:span text:style-name="T11">20px</text:span>;</text:p>
      <text:p text:style-name="P23"><text:span text:style-name="T8">margin-right</text:span>: <text:span text:style-name="T11">-5px</text:span>;</text:p>
      <text:p text:style-name="P23"><text:span text:style-name="T8">width</text:span>: <text:span text:style-name="T20">calc</text:span>(<text:span text:style-name="T11">100%</text:span> <text:span text:style-name="T8">-</text:span> <text:span text:style-name="T11">95px</text:span>);</text:p>
      <text:p text:style-name="P23"><text:span text:style-name="T8">line-height</text:span>: <text:span text:style-name="T18">normal</text:span>;</text:p>
      <text:p text:style-name="P23">}</text:p>
      <text:p text:style-name="P23"/>
      <text:p text:style-name="P28"><text:span text:style-name="T6">PROBLEM: How to insert an image inside of a button or a span tag </text:span>( once I can figure this out then that feature is done and I can move on. </text:p>
      <text:p text:style-name="P28"/>
      <text:p text:style-name="P32">Answer - <text:a xlink:type="simple" xlink:href="https://www.youtube.com/watch?v=UYgyZiAxOJg&amp;t=56s" text:style-name="Internet_20_link" text:visited-style-name="Visited_20_Internet_20_Link">https://www.youtube.com/watch?v=UYgyZiAxOJg&amp;t=56s</text:a></text:p>
      <text:p text:style-name="P32"/>
      <text:p text:style-name="P25"><text:span text:style-name="T15">&lt;</text:span><text:span text:style-name="T16">button</text:span> <text:span text:style-name="T17">class</text:span>=<text:span text:style-name="T18">"btn btn-medium btn--green"</text:span><text:span text:style-name="T15">&gt;</text:span></text:p>
      <text:p text:style-name="P29"/>
      <text:p text:style-name="P23"><text:span text:style-name="T15">&lt;</text:span><text:span text:style-name="T16">span</text:span> <text:span text:style-name="T17">style</text:span>=<text:span text:style-name="T18">"padding-right:3px; padding-top: 3px; span&gt;class="</text:span><text:span text:style-name="T17">text</text:span><text:span text:style-name="T21">"</text:span><text:span text:style-name="T15">&gt;</text:span></text:p>
      <text:p text:style-name="P23"><text:span text:style-name="T15">&lt;</text:span><text:span text:style-name="T16">img</text:span> <text:span text:style-name="T17">class</text:span>=<text:span text:style-name="T18">"manImg"</text:span> <text:span text:style-name="T17">src</text:span>=<text:span text:style-name="T18">"images/icon-arrow.svg"</text:span><text:span text:style-name="T15">&gt;&lt;/</text:span><text:span text:style-name="T16">img</text:span><text:span text:style-name="T15">&gt;</text:span></text:p>
      <text:p text:style-name="P23"><text:span text:style-name="T15">&lt;/</text:span><text:span text:style-name="T16">span</text:span><text:span text:style-name="T15">&gt;</text:span></text:p>
      <text:p text:style-name="P29"/>
      <text:p text:style-name="P23"><text:span text:style-name="T15">&lt;/</text:span><text:span text:style-name="T16">button</text:span><text:span text:style-name="T15">&gt;</text:span></text:p>
      <text:p text:style-name="P28"/>
      <text:p text:style-name="P33"/>
      <text:p text:style-name="P33"/>
      <text:p text:style-name="P33"><text:soft-page-break/>1/14/23</text:p>
      <text:p text:style-name="P33"/>
      <text:p text:style-name="P34">PROBLEM: Make one long card with multiple sections for info and lines in between each card, half the card is also over the background image. </text:p>
      <text:p text:style-name="P34"/>
      <text:p text:style-name="P34"><text:span text:style-name="T22">Answer: </text:span><text:a xlink:type="simple" xlink:href="https://www.w3schools.com/howto/howto_css_column_cards.asp" text:style-name="Internet_20_link" text:visited-style-name="Visited_20_Internet_20_Link"><text:span text:style-name="T22">https://www.w3schools.com/howto/howto_css_column_cards.asp</text:span></text:a></text:p>
      <text:p text:style-name="P34"><text:span text:style-name="T22"/></text:p>
      <text:p text:style-name="P34"><text:span text:style-name="T22"/></text:p>
      <text:p text:style-name="P34"><text:span text:style-name="T22"/></text:p>
      <text:p text:style-name="P34"><text:span text:style-name="T22"/></text:p>
      <text:p text:style-name="P28"/>
      <text:p text:style-name="P21"/>
      <text:p text:style-name="P19"/>
      <text:p text:style-name="P27"/>
      <text:p text:style-name="P19"/>
      <text:p text:style-name="P19">-</text:p>
      <text:p text:style-name="P12"/>
      <text:p text:style-name="P12"/>
      <text:p text:style-name="P11"/>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4T14:08:10.211123168</dc:date>
    <meta:editing-duration>PT4H18M54S</meta:editing-duration>
    <meta:editing-cycles>14</meta:editing-cycles>
    <meta:generator>LibreOffice/7.3.7.2$Linux_X86_64 LibreOffice_project/30$Build-2</meta:generator>
    <meta:document-statistic meta:table-count="0" meta:image-count="0" meta:object-count="0" meta:page-count="4" meta:paragraph-count="88" meta:word-count="635" meta:character-count="4329" meta:non-whitespace-character-count="3764"/>
  </office:meta>
</office:document-meta>
</file>